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9000001F64000035B7ECE700E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Arial-BoldItalicMT" svg:font-family="Arial-BoldItalicMT" style:font-family-generic="script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1cm" table:align="margins"/>
    </style:style>
    <style:style style:name="Таблица1.A" style:family="table-column">
      <style:table-column-properties style:column-width="4.253cm" style:rel-column-width="16383*"/>
    </style:style>
    <style:style style:name="Таблица1.D" style:family="table-column">
      <style:table-column-properties style:column-width="4.253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035cm" fo:margin-right="1cm" fo:line-height="15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left="-0.035cm" fo:margin-right="1cm" fo:margin-top="0cm" fo:margin-bottom="4.001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-0.035cm" fo:margin-right="1cm" fo:margin-top="0cm" fo:margin-bottom="3cm" fo:line-height="150%" fo:text-align="center" style:justify-single-word="false" fo:text-indent="0cm" style:auto-text-indent="false">
        <style:tab-stops/>
      </style:paragraph-properties>
    </style:style>
    <style:style style:name="P4" style:family="paragraph" style:parent-style-name="Standard" style:master-page-name="">
      <style:paragraph-properties fo:margin-left="8.467cm" fo:margin-right="1.021cm" fo:margin-top="0cm" fo:margin-bottom="4.001cm" fo:line-height="150%" fo:text-align="start" style:justify-single-word="false" fo:hyphenation-ladder-count="no-limit" fo:text-indent="0cm" style:auto-text-indent="false" style:page-number="auto" fo:break-before="column"/>
      <style:text-properties fo:font-size="15pt" style:font-size-asian="15pt" style:font-size-complex="15pt" fo:hyphenate="false" fo:hyphenation-remain-char-count="0" fo:hyphenation-push-char-count="0"/>
    </style:style>
    <style:style style:name="P5" style:family="paragraph" style:parent-style-name="Standard" style:master-page-name="">
      <style:paragraph-properties fo:margin-left="0cm" fo:margin-right="1cm" fo:margin-top="0cm" fo:margin-bottom="4.001cm" fo:line-height="150%" fo:text-align="center" style:justify-single-word="false" fo:hyphenation-ladder-count="no-limit" fo:text-indent="0cm" style:auto-text-indent="false" style:page-number="auto"/>
      <style:text-properties fo:font-size="14pt" style:font-size-asian="14pt" style:font-name-complex="Times New Roman" style:font-size-complex="14pt" fo:hyphenate="false" fo:hyphenation-remain-char-count="0" fo:hyphenation-push-char-count="0"/>
    </style:style>
    <style:style style:name="P6" style:family="paragraph" style:parent-style-name="Table_20_Contents">
      <style:text-properties style:font-name="Times New Roman" fo:font-size="14pt" style:font-name-asian="Consolas" style:font-size-asian="14pt" style:font-name-complex="Consolas" style:font-size-complex="14pt"/>
    </style:style>
    <style:style style:name="P7" style:family="paragraph" style:parent-style-name="Table_20_Contents">
      <style:text-properties style:font-name="Times New Roman" fo:font-size="14pt" fo:language="en" fo:country="US" style:font-name-asian="Consolas" style:font-size-asian="14pt" style:font-name-complex="Consolas" style:font-size-complex="14pt"/>
    </style:style>
    <style:style style:name="P8" style:family="paragraph" style:parent-style-name="Table_20_Contents">
      <style:text-properties style:font-name="Times New Roman" fo:font-size="14pt" fo:language="ru" fo:country="RU" style:font-name-asian="Consolas" style:font-size-asian="14pt" style:font-name-complex="Consolas" style:font-size-complex="14pt"/>
    </style:style>
    <style:style style:name="P9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Courier New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5" style:family="paragraph" style:parent-style-name="Footer" style:list-style-name="L1">
      <style:paragraph-properties fo:text-align="center" style:justify-single-word="false"/>
    </style:style>
    <style:style style:name="P16" style:family="paragraph" style:parent-style-name="Standard" style:master-page-name="First_20_Page">
      <style:paragraph-properties fo:margin-left="-0.035cm" fo:margin-right="1cm" fo:line-height="150%" fo:text-align="center" style:justify-single-word="false" fo:text-indent="0cm" style:auto-text-indent="false" style:page-number="auto" fo:break-before="column"/>
      <style:text-properties fo:font-size="14pt" style:font-size-asian="14pt" style:font-name-complex="Times New Roman" style:font-size-complex="14pt"/>
    </style:style>
    <style:style style:name="P17" style:family="paragraph" style:parent-style-name="Standard" style:list-style-name="L2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 fo:break-before="page"/>
      <style:text-properties fo:font-size="14pt" style:font-size-asian="14pt" style:font-name-complex="Times New Roman" style:font-size-complex="14pt" fo:hyphenate="false" fo:hyphenation-remain-char-count="0" fo:hyphenation-push-char-count="0"/>
    </style:style>
    <style:style style:name="P18" style:family="paragraph" style:parent-style-name="Standard" style:list-style-name="L2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/>
      <style:text-properties fo:color="#000000"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 fo:hyphenate="false" fo:hyphenation-remain-char-count="0" fo:hyphenation-push-char-count="0"/>
    </style:style>
    <style:style style:name="P19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20" style:family="paragraph" style:parent-style-name="Standard" style:list-style-name="L2">
      <style:paragraph-properties fo:margin-left="0cm" fo:margin-right="0cm" fo:line-height="150%" fo:text-indent="1.251cm" style:auto-text-indent="false"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text-autospace="none"/>
      <style:text-properties fo:color="#000000"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Standard" style:list-style-name="L2" style:master-page-name="">
      <style:paragraph-properties fo:margin-left="1.247cm" fo:margin-right="0cm" fo:margin-top="0cm" fo:margin-bottom="0cm" fo:line-height="150%" fo:text-align="justify" style:justify-single-word="false" fo:hyphenation-ladder-count="no-limit" fo:text-indent="1.251cm" style:auto-text-indent="false" style:page-number="auto"/>
      <style:text-properties fo:color="#000000" style:font-name="Courier New" fo:font-size="12pt" style:font-name-asian="Consolas" style:font-size-asian="12pt" style:font-name-complex="Consolas" style:font-size-complex="12pt" fo:hyphenate="false" fo:hyphenation-remain-char-count="0" fo:hyphenation-push-char-count="0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fo:language="ru" fo:country="RU" style:font-size-asian="14pt" style:font-name-complex="Times New Roman" style:font-size-complex="14pt"/>
    </style:style>
    <style:style style:name="T3" style:family="text">
      <style:text-properties fo:text-transform="uppercase" style:font-name="Times New Roman1" fo:font-size="14pt" fo:font-style="normal" fo:font-weight="normal" style:font-name-asian="Arial-BoldItalicMT" style:font-size-asian="14pt" style:font-style-asian="normal" style:font-weight-asian="normal" style:font-name-complex="Arial-BoldItalicMT" style:font-size-complex="14pt" style:font-style-complex="normal" style:font-weight-complex="normal"/>
    </style:style>
    <style:style style:name="T4" style:family="text">
      <style:text-properties style:font-name-asian="Consolas" style:font-name-complex="Consolas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Consolas" style:font-name-complex="Consolas"/>
    </style:style>
    <style:style style:name="T7" style:family="text">
      <style:text-properties style:font-name="Times New Roman2" style:font-name-asian="Times New Roman2" style:font-name-complex="Times New Roman2"/>
    </style:style>
    <style:style style:name="T8" style:family="text">
      <style:text-properties style:font-name="Times New Roman2" fo:language="en" fo:country="US" style:font-name-asian="Times New Roman2" style:font-name-complex="Times New Roman2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Courier New" fo:language="en" fo:country="US" fo:font-style="italic" style:font-name-asian="Times New Roman" style:font-style-asian="italic" style:font-name-complex="Times New Roman" style:font-style-complex="italic"/>
    </style:style>
    <style:style style:name="T11" style:family="text">
      <style:text-properties style:font-name="Courier New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Ф</text:p>
      <text:p text:style-name="P1">ФГОУ ВО ПЕНЗЕНСКИЙ ГОСУДАРСТВЕННЫЙ УНИВЕРСИТЕТ</text:p>
      <text:p text:style-name="P2">Кафедра «Информационная безопасность систем и технологий»</text:p>
      <text:p text:style-name="P3"><text:span text:style-name="T1">ОТЧЕТ<text:line-break/>о </text:span><text:span text:style-name="T2">лабораторной</text:span><text:span text:style-name="T1"> работе № </text:span><text:span text:style-name="T2">1</text:span><text:span text:style-name="T1"><text:line-break/></text:span><text:span text:style-name="T3">РАБОТА С ПАРАМЕТРАМИ КОМАНДНОЙ СТРОКИ И ПЕРЕМЕННЫМИ ОКРУЖЕНИЯ</text:span></text:p>
      <text:p text:style-name="P4">Дисциплина: Технологии и методы программирования<text:line-break/>Выполнил: М.А. Муравьева<text:line-break/>Группа: 17ПТ1<text:line-break/>Дата сдачи :<text:line-break/>Количество баллов:<text:line-break/>Принял: доцент М.Ю. Лупанов</text:p>
      <text:p text:style-name="P5">Пенза 2018</text:p>
      <text:list xml:id="list7552606171104023224" text:style-name="L2">
        <text:list-item>
          <text:p text:style-name="P17">Цель работы</text:p>
          <text:list>
            <text:list-item>
              <text:p text:style-name="P18">Освоить использование в программах на языке С++ параметров командной строки и переменных окружения.</text:p>
            </text:list-item>
          </text:list>
        </text:list-item>
        <text:list-item>
          <text:p text:style-name="P18">Задание к работе</text:p>
          <text:list>
            <text:list-item>
              <text:p text:style-name="P18">Разработать программу калькулятор (алгоритм и его реализацию на языке С++), осуществляющую вычисление выражений,передаваемых через командную строку. Количество поддерживаемых операций- не менее четырех, количество операндов в выражении- не менее двух. При обнаружении ошибки в параметрах программа должна выдавать краткую подсказку по использованию.</text:p>
            </text:list-item>
            <text:list-item>
              <text:p text:style-name="P18">Написать краткое руководство пользователя для разработанной программы.</text:p>
            </text:list-item>
            <text:list-item>
              <text:p text:style-name="P18">Разработать наборы тестовых значений для проверки программы другого студента. В качестве основного документа при разработке тестов использовать краткое руководство пользователя.</text:p>
            </text:list-item>
          </text:list>
        </text:list-item>
        <text:list-item>
          <text:p text:style-name="P18">Выполнение работы</text:p>
          <text:list>
            <text:list-item>
              <text:p text:style-name="P18">Была разработана программа-калькулятор (алгоритм и его реализация на языке С++), осуществляющая вычисление выражений, передаваемых через командную строку, и ее алгоритм, представленный на рисунке Б1 в приложении Б. Количество поддерживаемых операций - не менее четырех, количество операндов в выражении - не менее двух. При обнаружении ошибки в параметрах программа выдает краткую подсказку по использованию.</text:p>
              <text:p text:style-name="P23">#include &lt;iostream&gt;</text:p>
            </text:list-item>
          </text:list>
        </text:list-item>
      </text:list>
      <text:p text:style-name="P9"><text:span text:style-name="T4">#include</text:span><text:span text:style-name="T4"> </text:span><text:span text:style-name="T4">"stdafx.h"</text:span></text:p>
      <text:p text:style-name="P9"><text:span text:style-name="T4">using</text:span><text:span text:style-name="T4"> </text:span><text:span text:style-name="T4">namespace</text:span><text:span text:style-name="T4"> std;</text:span></text:p>
      <text:p text:style-name="P9"><text:span text:style-name="T4">int</text:span><text:span text:style-name="T4"> main(</text:span><text:span text:style-name="T4">int</text:span><text:span text:style-name="T4"> </text:span><text:span text:style-name="T4">argc</text:span><text:span text:style-name="T4">, </text:span><text:span text:style-name="T4">char</text:span><text:span text:style-name="T4">* </text:span><text:span text:style-name="T4">argv</text:span><text:span text:style-name="T4">[])</text:span></text:p>
      <text:p text:style-name="P10">{</text:p>
      <text:p text:style-name="P9"><text:span text:style-name="T4"><text:tab/></text:span><text:span text:style-name="T4">if</text:span><text:span text:style-name="T4"> (</text:span><text:span text:style-name="T4">argc</text:span><text:span text:style-name="T4"> != 4)</text:span></text:p>
      <text:p text:style-name="P10"><text:tab/>{</text:p>
      <text:p text:style-name="P10"><text:tab/><text:tab/>cout &lt;&lt; "Input error. Enter: x+y,x-y,x*y or x/y";</text:p>
      <text:p text:style-name="P10"><text:tab/>}</text:p>
      <text:p text:style-name="P9"><text:span text:style-name="T4"><text:tab/></text:span><text:span text:style-name="T4">double</text:span><text:span text:style-name="T4"> x, y;</text:span></text:p>
      <text:p text:style-name="P9"><text:span text:style-name="T4"><text:tab/>x = </text:span><text:span text:style-name="T6">atof</text:span><text:span text:style-name="T4">(argv[1]);</text:span></text:p>
      <text:p text:style-name="P9"><text:span text:style-name="T4"><text:tab/>y = </text:span><text:span text:style-name="T6">atof</text:span><text:span text:style-name="T4">(argv[3]);</text:span></text:p>
      <text:p text:style-name="P9"><text:span text:style-name="T4"><text:tab/></text:span><text:span text:style-name="T4">if</text:span><text:span text:style-name="T4"> (</text:span><text:span text:style-name="T4">'+'</text:span><text:span text:style-name="T4"> == *</text:span><text:span text:style-name="T4">argv</text:span><text:span text:style-name="T4">[2])</text:span></text:p>
      <text:p text:style-name="P9"><text:soft-page-break/><text:span text:style-name="T4"><text:tab/><text:tab/>cout </text:span><text:span text:style-name="T4">&lt;&lt;</text:span><text:span text:style-name="T4"> x + y;</text:span></text:p>
      <text:p text:style-name="P9"><text:span text:style-name="T4"><text:tab/></text:span><text:span text:style-name="T4">else</text:span><text:span text:style-name="T4"> </text:span><text:span text:style-name="T4">if</text:span><text:span text:style-name="T4"> (*</text:span><text:span text:style-name="T4">argv</text:span><text:span text:style-name="T4">[2] == </text:span><text:span text:style-name="T4">'-'</text:span><text:span text:style-name="T4">)</text:span></text:p>
      <text:p text:style-name="P9"><text:span text:style-name="T4"><text:tab/><text:tab/>cout </text:span><text:span text:style-name="T4">&lt;&lt;</text:span><text:span text:style-name="T4"> x - y;</text:span></text:p>
      <text:p text:style-name="P9"><text:span text:style-name="T4"><text:tab/></text:span><text:span text:style-name="T4">else</text:span><text:span text:style-name="T4"> </text:span><text:span text:style-name="T4">if</text:span><text:span text:style-name="T4"> (*</text:span><text:span text:style-name="T4">argv</text:span><text:span text:style-name="T4">[2] == </text:span><text:span text:style-name="T4">'*'</text:span><text:span text:style-name="T4">)</text:span></text:p>
      <text:p text:style-name="P9"><text:span text:style-name="T4"><text:tab/><text:tab/>cout </text:span><text:span text:style-name="T4">&lt;&lt;</text:span><text:span text:style-name="T4"> x * y;</text:span></text:p>
      <text:p text:style-name="P9"><text:span text:style-name="T4"><text:tab/></text:span><text:span text:style-name="T4">else</text:span><text:span text:style-name="T4"> </text:span><text:span text:style-name="T4">if</text:span><text:span text:style-name="T4"> (*</text:span><text:span text:style-name="T4">argv</text:span><text:span text:style-name="T4">[2] == </text:span><text:span text:style-name="T4">'/'</text:span><text:span text:style-name="T4">)</text:span></text:p>
      <text:p text:style-name="P9"><text:span text:style-name="T4"><text:tab/><text:tab/>cout </text:span><text:span text:style-name="T4">&lt;&lt;</text:span><text:span text:style-name="T4"> x / y;</text:span></text:p>
      <text:p text:style-name="P9"><text:span text:style-name="T4"><text:tab/></text:span><text:span text:style-name="T4">else</text:span></text:p>
      <text:p text:style-name="P10"><text:tab/>{</text:p>
      <text:p text:style-name="P10"><text:tab/><text:tab/>cout &lt;&lt; "Error.Enter action: +,-,* or /";</text:p>
      <text:p text:style-name="P10"><text:tab/>}</text:p>
      <text:p text:style-name="P9"><text:span text:style-name="T4"><text:tab/></text:span><text:span text:style-name="T4">return</text:span><text:span text:style-name="T4"> 0;</text:span></text:p>
      <text:p text:style-name="P10">}</text:p>
      <text:p text:style-name="P10"/>
      <text:list xml:id="list33662217" text:continue-numbering="true" text:style-name="L2">
        <text:list-item>
          <text:list>
            <text:list-item>
              <text:p text:style-name="P20">Было написано краткое руководство пользователя для разработанной программы. Данное руководство представлено в приложении А.</text:p>
            </text:list-item>
            <text:list-item>
              <text:p text:style-name="P20">Для проверки работоспособности программы был разработан набор тестовых значений, представленный в таблице 1.</text:p>
              <text:p text:style-name="P20">Таблица 1 — Тестовый набор значений</text:p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Вводимое значение</text:p>
          </table:table-cell>
          <table:table-cell table:style-name="Таблица1.A1" office:value-type="string">
            <text:p text:style-name="P6">Ожидаемый результат</text:p>
          </table:table-cell>
          <table:table-cell table:style-name="Таблица1.A1" office:value-type="string">
            <text:p text:style-name="P6">Полученный результат</text:p>
          </table:table-cell>
          <table:table-cell table:style-name="Таблица1.D1" office:value-type="string">
            <text:p text:style-name="P6">Результат теста</text:p>
          </table:table-cell>
        </table:table-row>
        <table:table-row>
          <table:table-cell table:style-name="Таблица1.A2" office:value-type="string">
            <text:p text:style-name="P6">5+2</text:p>
          </table:table-cell>
          <table:table-cell table:style-name="Таблица1.B2" office:value-type="float" office:value="7">
            <text:p text:style-name="P6">7</text:p>
          </table:table-cell>
          <table:table-cell table:style-name="Таблица1.B2" office:value-type="float" office:value="7">
            <text:p text:style-name="P6">7</text:p>
          </table:table-cell>
          <table:table-cell table:style-name="Таблица1.D2" office:value-type="string">
            <text:p text:style-name="P6">+</text:p>
          </table:table-cell>
        </table:table-row>
        <table:table-row>
          <table:table-cell table:style-name="Таблица1.A2" office:value-type="string">
            <text:p text:style-name="P6">15 <text:span text:style-name="T5">t 3</text:span>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D2" office:value-type="string">
            <text:p text:style-name="P7">+</text:p>
          </table:table-cell>
        </table:table-row>
        <table:table-row>
          <table:table-cell table:style-name="Таблица1.A2" office:value-type="string">
            <text:p text:style-name="P7">4,4/2</text:p>
          </table:table-cell>
          <table:table-cell table:style-name="Таблица1.B2" office:value-type="float" office:value="2.2">
            <text:p text:style-name="P7">2,2</text:p>
          </table:table-cell>
          <table:table-cell table:style-name="Таблица1.B2" office:value-type="float" office:value="2.2">
            <text:p text:style-name="P7">2,2</text:p>
          </table:table-cell>
          <table:table-cell table:style-name="Таблица1.D2" office:value-type="string">
            <text:p text:style-name="P7">+</text:p>
          </table:table-cell>
        </table:table-row>
        <table:table-row>
          <table:table-cell table:style-name="Таблица1.A2" office:value-type="string">
            <text:p text:style-name="P7">***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D2" office:value-type="string">
            <text:p text:style-name="P7">+</text:p>
          </table:table-cell>
        </table:table-row>
        <table:table-row>
          <table:table-cell table:style-name="Таблица1.A2" office:value-type="string">
            <text:p text:style-name="P7">14*L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B2" office:value-type="float" office:value="0">
            <text:p text:style-name="P7">0</text:p>
          </table:table-cell>
          <table:table-cell table:style-name="Таблица1.D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7">Tv-Kh</text:p>
          </table:table-cell>
          <table:table-cell table:style-name="Таблица1.A2" office:value-type="string">
            <text:p text:style-name="P7">error</text:p>
          </table:table-cell>
          <table:table-cell table:style-name="Таблица1.B2" office:value-type="float" office:value="0">
            <text:p text:style-name="P7">0</text:p>
          </table:table-cell>
          <table:table-cell table:style-name="Таблица1.D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8">16/<text:span text:style-name="T5">8</text:span></text:p>
          </table:table-cell>
          <table:table-cell table:style-name="Таблица1.B2" office:value-type="float" office:value="2">
            <text:p text:style-name="P7">2</text:p>
          </table:table-cell>
          <table:table-cell table:style-name="Таблица1.B2" office:value-type="float" office:value="2">
            <text:p text:style-name="P7">2</text:p>
          </table:table-cell>
          <table:table-cell table:style-name="Таблица1.D2" office:value-type="string">
            <text:p text:style-name="P7">+</text:p>
          </table:table-cell>
        </table:table-row>
      </table:table>
      <text:p text:style-name="P11"/>
      <text:list xml:id="list33645012" text:continue-numbering="true" text:style-name="L2">
        <text:list-item>
          <text:p text:style-name="P20">Вывод</text:p>
          <text:p text:style-name="P20"><text:span text:style-name="T7"><text:s text:c="11"/>В ходе выполнения работы было освоено использование параметров командной строки, изучен функционал параметров </text:span><text:span text:style-name="T8">argc </text:span><text:span text:style-name="T7">и </text:span><text:span text:style-name="T8">argv, </text:span><text:span text:style-name="T7">получены практические навыки по использованию параметров командной строки в написании программ,составлению тестовых наборов данных и тестированию программ.</text:span></text:p>
        </text:list-item>
      </text:list>
      <text:p text:style-name="P22"/>
      <text:p text:style-name="P22"><text:soft-page-break/>ПРИЛОЖЕНИЕ А</text:p>
      <text:p text:style-name="P13"><text:span text:style-name="T7">Работа с калькулятором осуществляется через командную строку. Для начала работы необходимо ввести в командной строке </text:span><text:span text:style-name="T9">"путь_к_запускаемому_файлу </text:span><text:span text:style-name="T10">x</text:span><text:span text:style-name="T9"> знак операции </text:span><text:span text:style-name="T10">y</text:span><text:span text:style-name="T9">". Калькулятор осуществляет вычисление только следующих четырех операций: сложение, вычитание, умножение и деление.</text:span></text:p>
      <text:p text:style-name="P21">Если вводимое число имеет дробное значение, при вводе в качестве знака разделителя необходимо использовать «.». Например: «14.7»</text:p>
      <text:p text:style-name="P13"><text:span text:style-name="T9">Если в результате работы была получена строка </text:span>"Input error. Enter: x+y, x-y, x*y or x/y", необходимо ввести значение в соответствии с выданным примером.</text:p>
      <text:p text:style-name="P13"><text:span text:style-name="T9">Если в результате работы была получена строка </text:span><text:span text:style-name="T11">"Error.Enter action: +,-,* or /"</text:span>, необходимо ввести знак операции в соответствии с выданным примером.</text:p>
      <text:p text:style-name="P14">ПРИЛОЖЕНИЕ Б</text:p>
      <text:p text:style-name="P12"><draw:frame draw:style-name="fr1" draw:name="Графический объект1" text:anchor-type="paragraph" svg:width="17.179cm" svg:height="22.86cm" draw:z-index="0"><draw:image xlink:href="Pictures/2000009000001F64000035B7ECE700EF.svm" xlink:type="simple" xlink:show="embed" xlink:actuate="onLoad"/></draw:frame>Рисунок Б1-Алгоритм работы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2" svg:font-family="'Times New Roman'" style:font-family-generic="roman"/>
    <style:font-face style:name="Arial-BoldItalicMT" svg:font-family="Arial-BoldItalicMT" style:font-family-generic="script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77cm" style:type="center"/>
          <style:tab-stop style:position="16.955cm" style:type="right"/>
        </style:tab-stops>
      </style:paragraph-properties>
    </style:style>
    <style:style style:name="Обычный_20__28_Касимов_29_" style:display-name="Обычный (Касимов)" style:family="paragraph" style:parent-style-name="Text_20_body" style:class="text" style:master-page-name="">
      <style:paragraph-properties loext:contextual-spacing="false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ML1">
      <style:paragraph-properties fo:text-align="center" style:justify-single-word="false"/>
    </style:style>
    <text:list-style style:name="M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3.043cm" fo:margin-right="0.9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.029cm" fo:margin-right="1.05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list xml:id="list1846892031802896070" text:style-name="ML1">
          <text:list-header>
            <text:p text:style-name="MP1"><text:page-number text:select-page="current">5</text:page-number></text:p>
          </text:list-header>
        </text:list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сако Миямото</meta:initial-creator>
    <meta:creation-date>2017-10-09T18:31:52.29</meta:creation-date>
    <dc:date>2018-04-22T13:46:06.26</dc:date>
    <dc:creator>Масако Миямото</dc:creator>
    <meta:editing-duration>PT19H25M9S</meta:editing-duration>
    <meta:editing-cycles>61</meta:editing-cycles>
    <meta:generator>OpenOffice/4.1.2$Win32 OpenOffice.org_project/412m3$Build-9782</meta:generator>
    <meta:document-statistic meta:table-count="1" meta:image-count="1" meta:object-count="0" meta:page-count="5" meta:paragraph-count="85" meta:word-count="498" meta:character-count="3494"/>
  </office:meta>
</office:document-meta>
</file>